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200000002000309F1C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yle0">
      <style:graphic-properties svg:stroke-width="0.1cm" svg:stroke-color="#000080" draw:marker-start-width="0.35cm" draw:marker-end-width="0.3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80" draw:fill="none" draw:fill-color="#317192" draw:textarea-horizontal-align="left" draw:auto-grow-height="true" draw:auto-grow-width="true" fo:min-height="0.55cm" fo:min-width="0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80" draw:fill="none" draw:fill-color="#317192" draw:textarea-horizontal-align="left" draw:auto-grow-height="true" draw:auto-grow-width="false" fo:min-height="1.013cm" fo:min-width="1.808cm" fo:padding-top="0cm" fo:padding-bottom="0cm" fo:padding-left="0cm" fo:padding-right="0cm"/>
    </style:style>
    <style:style style:name="gr4" style:family="graphic" style:parent-style-name="standard">
      <style:graphic-properties svg:stroke-width="0.15cm" svg:stroke-color="#000080" draw:marker-start="" draw:marker-start-width="0.36cm" draw:marker-end="" draw:marker-end-width="0.36cm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yle0">
      <style:graphic-properties svg:stroke-width="0.2cm" svg:stroke-color="#000080" draw:marker-start-width="0.5cm" draw:marker-end-width="0.5cm" fo:padding-top="0.225cm" fo:padding-bottom="0.225cm" fo:padding-left="0.35cm" fo:padding-right="0.35cm"/>
    </style:style>
    <style:style style:name="gr7" style:family="graphic" style:parent-style-name="standard">
      <style:graphic-properties svg:stroke-width="0.1cm" svg:stroke-color="#000080" draw:marker-start="Symmetric_20_Arrow" draw:marker-start-width="0.28cm" draw:marker-end="Symmetric_20_Arrow" draw:marker-end-width="0.28cm" draw:textarea-vertical-align="middle" fo:padding-top="0.175cm" fo:padding-bottom="0.175cm" fo:padding-left="0.3cm" fo:padding-right="0.3cm"/>
    </style:style>
    <style:style style:name="P1" style:family="paragraph">
      <style:text-properties fo:color="#000080"/>
    </style:style>
    <style:style style:name="P2" style:family="paragraph">
      <style:text-properties fo:color="#000080" fo:font-size="36pt" style:font-size-asian="36pt" style:font-size-complex="36pt"/>
    </style:style>
    <style:style style:name="P3" style:family="paragraph">
      <style:text-properties fo:color="#000080" fo:font-size="28pt" style:font-size-asian="28pt" style:font-size-complex="28pt"/>
    </style:style>
    <style:style style:name="P4" style:family="paragraph">
      <style:text-properties fo:color="#000080" fo:font-size="18pt" style:font-size-asian="18pt" style:font-size-complex="18pt"/>
    </style:style>
    <style:style style:name="P5" style:family="paragraph">
      <style:paragraph-properties fo:text-align="center"/>
      <style:text-properties fo:color="#000080"/>
    </style:style>
    <style:style style:name="T1" style:family="text">
      <style:text-properties fo:color="#000080" fo:font-size="36pt" style:font-size-asian="36pt" style:font-size-complex="36pt"/>
    </style:style>
    <style:style style:name="T2" style:family="text">
      <style:text-properties fo:color="#000080" fo:font-size="28pt" style:font-size-asian="28pt" style:font-size-complex="28pt"/>
    </style:style>
    <style:style style:name="T3" style:family="text">
      <style:text-properties fo:color="#00008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4.439cm" svg:height="0cm" svg:x="1.61cm" svg:y="3.568cm" svg:viewBox="0 0 14440 0" draw:points="0,0 14440,0 0,0">
          <text:p/>
        </draw:polyline>
        <draw:frame draw:style-name="gr2" draw:text-style-name="P2" draw:layer="layout" svg:width="9.142cm" svg:height="1.534cm" svg:x="2.061cm" svg:y="1.794cm">
          <draw:text-box>
            <text:p><text:span text:style-name="T1">Infinite Loops</text:span></text:p>
          </draw:text-box>
        </draw:frame>
        <draw:frame draw:style-name="gr2" draw:text-style-name="P2" draw:layer="layout" svg:width="1.915cm" svg:height="1.534cm" svg:x="25.466cm" svg:y="1.794cm">
          <draw:text-box>
            <text:p><text:span text:style-name="T1">1/6</text:span></text:p>
          </draw:text-box>
        </draw:frame>
        <draw:frame draw:style-name="gr3" draw:text-style-name="P3" draw:layer="layout" svg:width="0.701cm" svg:height="1.191cm" svg:x="8.699cm" svg:y="5.5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9.123cm" svg:y="5.584cm">
          <draw:text-box>
            <text:p><text:span text:style-name="T2">B</text:span></text:p>
          </draw:text-box>
        </draw:frame>
        <draw:frame draw:style-name="gr2" draw:text-style-name="P4" draw:layer="layout" svg:width="8.346cm" svg:height="3.831cm" svg:x="6.656cm" svg:y="9.216cm">
          <draw:text-box>
            <text:p><text:span text:style-name="T3">Départ de A</text:span></text:p>
            <text:p><text:span text:style-name="T3">Va en B</text:span></text:p>
            <text:p><text:span text:style-name="T3">Revient en A</text:span></text:p>
            <text:p><text:span text:style-name="T3">Retourne en B</text:span></text:p>
            <text:p><text:span text:style-name="T3">Et on boucle indéfiniment</text:span></text:p>
          </draw:text-box>
        </draw:frame>
        <draw:line draw:style-name="gr4" draw:text-style-name="P5" draw:layer="layout" svg:x1="1.65cm" svg:y1="16.167cm" svg:x2="14.816cm" svg:y2="16.167cm">
          <text:p/>
        </draw:line>
        <draw:frame draw:style-name="gr5" draw:layer="layout" svg:width="1.48cm" svg:height="1.647cm" svg:x="6.877cm" svg:y="16.95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1" draw:layer="layout" svg:width="26.691cm" svg:height="18.099cm" svg:x="1.517cm" svg:y="1.5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61cm" svg:y="3.568cm" svg:viewBox="0 0 26511 0" draw:points="0,0 26511,0 0,0">
          <text:p/>
        </draw:polyline>
        <draw:line draw:style-name="gr7" draw:text-style-name="P5" draw:layer="layout" svg:x1="18.883cm" svg:y1="6.157cm" svg:x2="9.576cm" svg:y2="6.157cm">
          <text:p/>
        </draw:line>
        <draw:line draw:style-name="gr4" draw:text-style-name="P5" draw:layer="layout" svg:x1="14.738cm" svg:y1="16.163cm" svg:x2="14.738cm" svg:y2="19.599cm">
          <text:p/>
        </draw:line>
      </draw:page>
      <draw:page draw:name="page2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142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148cm" svg:height="1.534cm" svg:x="25.265cm" svg:y="1.594cm">
          <draw:text-box>
            <text:p><text:span text:style-name="T1">2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8.346cm" svg:height="4.597cm" svg:x="6.328cm" svg:y="9.112cm">
          <draw:text-box>
            <text:p><text:span text:style-name="T3">Départ de A</text:span></text:p>
            <text:p><text:span text:style-name="T3">Va en B</text:span></text:p>
            <text:p><text:span text:style-name="T3">Va en C</text:span></text:p>
            <text:p><text:span text:style-name="T3">Revient en B</text:span></text:p>
            <text:p><text:span text:style-name="T3">Revient en A</text:span></text:p>
            <text:p><text:span text:style-name="T3">Et on boucle indéfiniment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598cm" svg:height="1.647cm" svg:x="6.549cm" svg:y="16.65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  <draw:page draw:name="page3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142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174cm" svg:height="1.534cm" svg:x="25.265cm" svg:y="1.594cm">
          <draw:text-box>
            <text:p><text:span text:style-name="T1">3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8.346cm" svg:height="3.065cm" svg:x="6.679cm" svg:y="9.813cm">
          <draw:text-box>
            <text:p><text:span text:style-name="T3">Départ de B</text:span></text:p>
            <text:p><text:span text:style-name="T3">aller-retour vers A</text:span></text:p>
            <text:p><text:span text:style-name="T3">aller-retour vers C</text:span></text:p>
            <text:p><text:span text:style-name="T3">Et on boucle indéfiniment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552cm" svg:height="1.647cm" svg:x="6.199cm" svg:y="16.81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  <draw:page draw:name="page4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142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225cm" svg:height="1.534cm" svg:x="25.265cm" svg:y="1.594cm">
          <draw:text-box>
            <text:p><text:span text:style-name="T1">4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8.346cm" svg:height="3.065cm" svg:x="6.679cm" svg:y="9.813cm">
          <draw:text-box>
            <text:p><text:span text:style-name="T3">Départ de B</text:span></text:p>
            <text:p><text:span text:style-name="T3">2 aller-retour vers A</text:span></text:p>
            <text:p><text:span text:style-name="T3">1 aller-retour vers C</text:span></text:p>
            <text:p><text:span text:style-name="T3">Et on boucle indéfiniment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717cm" svg:height="2.631cm" svg:x="6.613cm" svg:y="16.37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  <draw:page draw:name="page5" draw:style-name="dp1" draw:master-page-name="Default">
        <draw:polyline draw:style-name="gr1" draw:text-style-name="P1" draw:layer="layout" svg:width="14.439cm" svg:height="0cm" svg:x="1.509cm" svg:y="3.468cm" svg:viewBox="0 0 14440 0" draw:points="0,0 14440,0 0,0">
          <text:p/>
        </draw:polyline>
        <draw:frame draw:style-name="gr2" draw:text-style-name="P2" draw:layer="layout" svg:width="9.142cm" svg:height="1.534cm" svg:x="1.96cm" svg:y="1.694cm">
          <draw:text-box>
            <text:p><text:span text:style-name="T1">Infinite Loops</text:span></text:p>
          </draw:text-box>
        </draw:frame>
        <draw:frame draw:style-name="gr2" draw:text-style-name="P2" draw:layer="layout" svg:width="2.161cm" svg:height="1.534cm" svg:x="25.365cm" svg:y="1.694cm">
          <draw:text-box>
            <text:p><text:span text:style-name="T1">5/6</text:span></text:p>
          </draw:text-box>
        </draw:frame>
        <draw:frame draw:style-name="gr3" draw:text-style-name="P3" draw:layer="layout" svg:width="0.701cm" svg:height="1.191cm" svg:x="8.598cm" svg:y="5.4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9.022cm" svg:y="5.4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9.066cm" svg:y="15.797cm">
          <draw:text-box>
            <text:p><text:span text:style-name="T2">C</text:span></text:p>
          </draw:text-box>
        </draw:frame>
        <draw:line draw:style-name="gr7" draw:text-style-name="P5" draw:layer="layout" svg:x1="19.334cm" svg:y1="6.506cm" svg:x2="19.334cm" svg:y2="15.813cm">
          <text:p/>
        </draw:line>
        <draw:frame draw:style-name="gr2" draw:text-style-name="P4" draw:layer="layout" svg:width="8.346cm" svg:height="3.065cm" svg:x="6.779cm" svg:y="9.913cm">
          <draw:text-box>
            <text:p><text:span text:style-name="T3">Départ de B</text:span></text:p>
            <text:p><text:span text:style-name="T3">2 aller-retour vers A</text:span></text:p>
            <text:p><text:span text:style-name="T3">2 aller-retour vers C</text:span></text:p>
            <text:p><text:span text:style-name="T3">Et on boucle indéfiniment</text:span></text:p>
          </draw:text-box>
        </draw:frame>
        <draw:line draw:style-name="gr4" draw:text-style-name="P5" draw:layer="layout" svg:x1="1.549cm" svg:y1="16.067cm" svg:x2="14.715cm" svg:y2="16.067cm">
          <text:p/>
        </draw:line>
        <draw:frame draw:style-name="gr5" draw:layer="layout" svg:width="2.717cm" svg:height="2.631cm" svg:x="6.713cm" svg:y="16.4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6" draw:text-style-name="P1" draw:layer="layout" svg:width="26.691cm" svg:height="18.099cm" svg:x="1.416cm" svg:y="1.4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509cm" svg:y="3.468cm" svg:viewBox="0 0 26511 0" draw:points="0,0 26511,0 0,0">
          <text:p/>
        </draw:polyline>
        <draw:line draw:style-name="gr7" draw:text-style-name="P5" draw:layer="layout" svg:x1="18.782cm" svg:y1="6.057cm" svg:x2="9.475cm" svg:y2="6.057cm">
          <text:p/>
        </draw:line>
        <draw:line draw:style-name="gr4" draw:text-style-name="P5" draw:layer="layout" svg:x1="14.637cm" svg:y1="16.063cm" svg:x2="14.637cm" svg:y2="19.499cm">
          <text:p/>
        </draw:line>
      </draw:page>
      <draw:page draw:name="page6" draw:style-name="dp1" draw:master-page-name="Default">
        <draw:polyline draw:style-name="gr1" draw:text-style-name="P1" draw:layer="layout" svg:width="14.439cm" svg:height="0cm" svg:x="1.409cm" svg:y="3.368cm" svg:viewBox="0 0 14440 0" draw:points="0,0 14440,0 0,0">
          <text:p/>
        </draw:polyline>
        <draw:frame draw:style-name="gr2" draw:text-style-name="P2" draw:layer="layout" svg:width="9.142cm" svg:height="1.534cm" svg:x="1.86cm" svg:y="1.594cm">
          <draw:text-box>
            <text:p><text:span text:style-name="T1">Infinite Loops</text:span></text:p>
          </draw:text-box>
        </draw:frame>
        <draw:frame draw:style-name="gr2" draw:text-style-name="P2" draw:layer="layout" svg:width="2.199cm" svg:height="1.534cm" svg:x="25.265cm" svg:y="1.594cm">
          <draw:text-box>
            <text:p><text:span text:style-name="T1">6/6</text:span></text:p>
          </draw:text-box>
        </draw:frame>
        <draw:frame draw:style-name="gr3" draw:text-style-name="P3" draw:layer="layout" svg:width="0.701cm" svg:height="1.191cm" svg:x="8.498cm" svg:y="5.384cm">
          <draw:text-box>
            <text:p><text:span text:style-name="T2">A</text:span></text:p>
          </draw:text-box>
        </draw:frame>
        <draw:frame draw:style-name="gr2" draw:text-style-name="P3" draw:layer="layout" svg:width="0.701cm" svg:height="1.191cm" svg:x="18.922cm" svg:y="5.384cm">
          <draw:text-box>
            <text:p><text:span text:style-name="T2">B</text:span></text:p>
          </draw:text-box>
        </draw:frame>
        <draw:frame draw:style-name="gr2" draw:text-style-name="P3" draw:layer="layout" svg:width="0.612cm" svg:height="1.191cm" svg:x="18.966cm" svg:y="15.697cm">
          <draw:text-box>
            <text:p><text:span text:style-name="T2">C</text:span></text:p>
          </draw:text-box>
        </draw:frame>
        <draw:line draw:style-name="gr7" draw:text-style-name="P5" draw:layer="layout" svg:x1="19.234cm" svg:y1="6.406cm" svg:x2="19.234cm" svg:y2="15.713cm">
          <text:p/>
        </draw:line>
        <draw:frame draw:style-name="gr2" draw:text-style-name="P4" draw:layer="layout" svg:width="8.346cm" svg:height="3.065cm" svg:x="6.679cm" svg:y="9.813cm">
          <draw:text-box>
            <text:p><text:span text:style-name="T3">Départ de B</text:span></text:p>
            <text:p><text:span text:style-name="T3">1 aller-retour vers A</text:span></text:p>
            <text:p><text:span text:style-name="T3">2 aller-retour vers C</text:span></text:p>
            <text:p><text:span text:style-name="T3">Et on boucle indéfiniment</text:span></text:p>
          </draw:text-box>
        </draw:frame>
        <draw:line draw:style-name="gr4" draw:text-style-name="P5" draw:layer="layout" svg:x1="1.449cm" svg:y1="15.967cm" svg:x2="14.615cm" svg:y2="15.967cm">
          <text:p/>
        </draw:line>
        <draw:frame draw:style-name="gr5" draw:layer="layout" svg:width="2.717cm" svg:height="2.631cm" svg:x="6.613cm" svg:y="16.3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6" draw:text-style-name="P1" draw:layer="layout" svg:width="26.691cm" svg:height="18.099cm" svg:x="1.316cm" svg:y="1.36cm" svg:viewBox="0 0 26692 18100" svg:d="m747 0h25198c414 0 747 367 747 822v16454c0 457-333 824-747 824h-25198c-414 0-747-367-747-824v-16454c0-455 333-822 747-822z">
          <text:p/>
        </draw:path>
        <draw:polyline draw:style-name="gr6" draw:text-style-name="P1" draw:layer="layout" svg:width="26.51cm" svg:height="0cm" svg:x="1.409cm" svg:y="3.368cm" svg:viewBox="0 0 26511 0" draw:points="0,0 26511,0 0,0">
          <text:p/>
        </draw:polyline>
        <draw:line draw:style-name="gr7" draw:text-style-name="P5" draw:layer="layout" svg:x1="18.682cm" svg:y1="5.957cm" svg:x2="9.375cm" svg:y2="5.957cm">
          <text:p/>
        </draw:line>
        <draw:line draw:style-name="gr4" draw:text-style-name="P5" draw:layer="layout" svg:x1="14.537cm" svg:y1="15.963cm" svg:x2="14.537cm" svg:y2="19.3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17192" style:text-outline="false" style:text-line-through-style="none" fo:font-family="'Russo One'" style:font-style-name="Normal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yle0" style:family="graphic" style:parent-style-name="standard">
      <style:graphic-properties draw:stroke="solid" svg:stroke-color="#317192" draw:fill="none"/>
    </style:style>
    <style:style style:name="style1" style:family="graphic" style:parent-style-name="standard">
      <style:graphic-properties draw:stroke="solid" draw:stroke-dash="Dash_20_1" draw:fill="solid" draw:fill-color="#317192" draw:fill-gradient-name="Gradient_20_7" draw:fill-hatch-name="Hatching_20_1" draw:fill-image-name="Bitmape_20_1"/>
      <style:text-properties fo:font-family="'Russo One'" style:font-style-name="Normal" style:font-pitch="variabl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initial-creator>oaz </meta:initial-creator>
    <meta:creation-date>2013-05-27T23:33:14</meta:creation-date>
    <dc:format>image/svg+xml</dc:format>
    <meta:editing-cycles>1</meta:editing-cycles>
    <meta:editing-duration>P0D</meta:editing-duration>
    <dc:date>2013-05-27T23:33:43</dc:date>
    <dc:creator>oaz </dc:creator>
    <meta:document-statistic meta:object-count="8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style color="blue">
        <mrow>
          <mrow>
            <munder>
              <munder>
                <mi>AB</mi>
                <mo stretchy="false">⏟</mo>
              </munder>
              <mo stretchy="false">∞</mo>
            </munder>
          </mrow>
        </mrow>
      </mstyle>
    </mrow>
    <annotation encoding="StarMath 5.0">color blue { AB  underbrace infinity   }</annotation>
  </semantics>
</math>
</file>

<file path=Object 2/content.xml><?xml version="1.0" encoding="utf-8"?>
<math xmlns="http://www.w3.org/1998/Math/MathML">
  <semantics>
    <mrow>
      <mstyle color="blue">
        <mrow>
          <mrow>
            <munder>
              <munder>
                <mrow>
                  <munder>
                    <munder>
                      <mi>BA</mi>
                      <mo stretchy="false">⏟</mo>
                    </munder>
                    <mn>2</mn>
                  </munder>
                  <munder>
                    <munder>
                      <mi>BC</mi>
                      <mo stretchy="false">⏟</mo>
                    </munder>
                    <mn>2</mn>
                  </munder>
                </mrow>
                <mo stretchy="false">⏟</mo>
              </munder>
              <mo stretchy="false">∞</mo>
            </munder>
          </mrow>
        </mrow>
      </mstyle>
    </mrow>
    <annotation encoding="StarMath 5.0">color blue { {BA underbrace 2 BC underbrace 2} underbrace infinity   }</annotation>
  </semantics>
</math>
</file>

<file path=Object 3/content.xml><?xml version="1.0" encoding="utf-8"?>
<math xmlns="http://www.w3.org/1998/Math/MathML">
  <semantics>
    <mrow>
      <mstyle color="blue">
        <mrow>
          <mrow>
            <munder>
              <munder>
                <mi>ABCB</mi>
                <mo stretchy="false">⏟</mo>
              </munder>
              <mo stretchy="false">∞</mo>
            </munder>
          </mrow>
        </mrow>
      </mstyle>
    </mrow>
    <annotation encoding="StarMath 5.0">color blue { ABCB underbrace infinity   }</annotation>
  </semantics>
</math>
</file>

<file path=Object 4/content.xml><?xml version="1.0" encoding="utf-8"?>
<math xmlns="http://www.w3.org/1998/Math/MathML">
  <semantics>
    <mrow>
      <mstyle color="blue">
        <mrow>
          <mrow>
            <munder>
              <munder>
                <mi>BABC</mi>
                <mo stretchy="false">⏟</mo>
              </munder>
              <mo stretchy="false">∞</mo>
            </munder>
          </mrow>
        </mrow>
      </mstyle>
    </mrow>
    <annotation encoding="StarMath 5.0">color blue { BABC underbrace infinity   }</annotation>
  </semantics>
</math>
</file>

<file path=Object 5/content.xml><?xml version="1.0" encoding="utf-8"?>
<math xmlns="http://www.w3.org/1998/Math/MathML">
  <semantics>
    <mrow>
      <mstyle color="blue">
        <mrow>
          <mrow>
            <munder>
              <munder>
                <mrow>
                  <munder>
                    <munder>
                      <mi>BA</mi>
                      <mo stretchy="false">⏟</mo>
                    </munder>
                    <mn>2</mn>
                  </munder>
                  <mi>BC</mi>
                </mrow>
                <mo stretchy="false">⏟</mo>
              </munder>
              <mo stretchy="false">∞</mo>
            </munder>
          </mrow>
        </mrow>
      </mstyle>
    </mrow>
    <annotation encoding="StarMath 5.0">color blue { {BA underbrace 2 BC} underbrace infinity   }</annotation>
  </semantics>
</math>
</file>

<file path=Object 6/content.xml><?xml version="1.0" encoding="utf-8"?>
<math xmlns="http://www.w3.org/1998/Math/MathML">
  <semantics>
    <mrow>
      <mstyle color="blue">
        <mrow>
          <mrow>
            <munder>
              <munder>
                <mrow>
                  <mi>BA</mi>
                  <munder>
                    <munder>
                      <mi>BC</mi>
                      <mo stretchy="false">⏟</mo>
                    </munder>
                    <mn>2</mn>
                  </munder>
                </mrow>
                <mo stretchy="false">⏟</mo>
              </munder>
              <mo stretchy="false">∞</mo>
            </munder>
          </mrow>
        </mrow>
      </mstyle>
    </mrow>
    <annotation encoding="StarMath 5.0">color blue { {BA BC underbrace 2} underbrace infinity   }</annotation>
  </semantics>
</math>
</file>